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782cm" svg:height="13.51cm" svg:x="4.613cm" svg:y="36.672cm">
            <draw:object draw:notify-on-update-of-ranges="Sheet1.A1:Sheet1.A1 Sheet1.A2:Sheet1.A101 Sheet1.B1:Sheet1.B1 Sheet1.B2:Sheet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ults for Linked-list based implementation</text:p>
          </table:table-cell>
          <table:table-cell office:value-type="string" calcext:value-type="string">
            <text:p>Results for Array based implementation</text:p>
          </table:table-cell>
        </table:table-row>
        <table:table-row table:style-name="ro1">
          <table:table-cell office:value-type="float" office:value="0.00378603200078942" calcext:value-type="float">
            <text:p>0.00378603200078942</text:p>
          </table:table-cell>
          <table:table-cell office:value-type="float" office:value="0.00244783100060886" calcext:value-type="float">
            <text:p>0.00244783100060886</text:p>
          </table:table-cell>
        </table:table-row>
        <table:table-row table:style-name="ro1">
          <table:table-cell office:value-type="float" office:value="0.00373189299716614" calcext:value-type="float">
            <text:p>0.00373189299716614</text:p>
          </table:table-cell>
          <table:table-cell office:value-type="float" office:value="0.00250278699968476" calcext:value-type="float">
            <text:p>0.00250278699968476</text:p>
          </table:table-cell>
        </table:table-row>
        <table:table-row table:style-name="ro1">
          <table:table-cell office:value-type="float" office:value="0.00427675499668112" calcext:value-type="float">
            <text:p>0.00427675499668112</text:p>
          </table:table-cell>
          <table:table-cell office:value-type="float" office:value="0.0023891500022728" calcext:value-type="float">
            <text:p>0.0023891500022728</text:p>
          </table:table-cell>
        </table:table-row>
        <table:table-row table:style-name="ro1">
          <table:table-cell office:value-type="float" office:value="0.00376232700364199" calcext:value-type="float">
            <text:p>0.00376232700364199</text:p>
          </table:table-cell>
          <table:table-cell office:value-type="float" office:value="0.00252857899613446" calcext:value-type="float">
            <text:p>0.00252857899613446</text:p>
          </table:table-cell>
        </table:table-row>
        <table:table-row table:style-name="ro1">
          <table:table-cell office:value-type="float" office:value="0.00392649899731623" calcext:value-type="float">
            <text:p>0.00392649899731623</text:p>
          </table:table-cell>
          <table:table-cell office:value-type="float" office:value="0.00268311700347112" calcext:value-type="float">
            <text:p>0.00268311700347112</text:p>
          </table:table-cell>
        </table:table-row>
        <table:table-row table:style-name="ro1">
          <table:table-cell office:value-type="float" office:value="0.00445889899856411" calcext:value-type="float">
            <text:p>0.00445889899856411</text:p>
          </table:table-cell>
          <table:table-cell table:style-name="ce1" office:value-type="float" office:value="0.0000505740026710555" calcext:value-type="float">
            <text:p>5.06E-05</text:p>
          </table:table-cell>
        </table:table-row>
        <table:table-row table:style-name="ro1">
          <table:table-cell office:value-type="float" office:value="0.00388162899616873" calcext:value-type="float">
            <text:p>0.00388162899616873</text:p>
          </table:table-cell>
          <table:table-cell office:value-type="float" office:value="0.00254625600064173" calcext:value-type="float">
            <text:p>0.00254625600064173</text:p>
          </table:table-cell>
        </table:table-row>
        <table:table-row table:style-name="ro1">
          <table:table-cell office:value-type="float" office:value="0.00275015600345796" calcext:value-type="float">
            <text:p>0.00275015600345796</text:p>
          </table:table-cell>
          <table:table-cell office:value-type="float" office:value="0.00196701799723087" calcext:value-type="float">
            <text:p>0.00196701799723087</text:p>
          </table:table-cell>
        </table:table-row>
        <table:table-row table:style-name="ro1">
          <table:table-cell office:value-type="float" office:value="0.00598621000244748" calcext:value-type="float">
            <text:p>0.00598621000244748</text:p>
          </table:table-cell>
          <table:table-cell office:value-type="float" office:value="0.00316888799716253" calcext:value-type="float">
            <text:p>0.00316888799716253</text:p>
          </table:table-cell>
        </table:table-row>
        <table:table-row table:style-name="ro1">
          <table:table-cell office:value-type="float" office:value="0.00379914999939501" calcext:value-type="float">
            <text:p>0.00379914999939501</text:p>
          </table:table-cell>
          <table:table-cell office:value-type="float" office:value="0.00234980700042797" calcext:value-type="float">
            <text:p>0.00234980700042797</text:p>
          </table:table-cell>
        </table:table-row>
        <table:table-row table:style-name="ro1">
          <table:table-cell office:value-type="float" office:value="0.00274501999956556" calcext:value-type="float">
            <text:p>0.00274501999956556</text:p>
          </table:table-cell>
          <table:table-cell office:value-type="float" office:value="0.00102971700107446" calcext:value-type="float">
            <text:p>0.00102971700107446</text:p>
          </table:table-cell>
        </table:table-row>
        <table:table-row table:style-name="ro1">
          <table:table-cell office:value-type="float" office:value="0.00364570099918637" calcext:value-type="float">
            <text:p>0.00364570099918637</text:p>
          </table:table-cell>
          <table:table-cell office:value-type="float" office:value="0.000773926003603265" calcext:value-type="float">
            <text:p>0.000773926003603265</text:p>
          </table:table-cell>
        </table:table-row>
        <table:table-row table:style-name="ro1">
          <table:table-cell office:value-type="float" office:value="0.00538998899719445" calcext:value-type="float">
            <text:p>0.00538998899719445</text:p>
          </table:table-cell>
          <table:table-cell office:value-type="float" office:value="0.000693488000251818" calcext:value-type="float">
            <text:p>0.000693488000251818</text:p>
          </table:table-cell>
        </table:table-row>
        <table:table-row table:style-name="ro1">
          <table:table-cell office:value-type="float" office:value="0.00486859100055881" calcext:value-type="float">
            <text:p>0.00486859100055881</text:p>
          </table:table-cell>
          <table:table-cell office:value-type="float" office:value="0.00498155799868982" calcext:value-type="float">
            <text:p>0.00498155799868982</text:p>
          </table:table-cell>
        </table:table-row>
        <table:table-row table:style-name="ro1">
          <table:table-cell office:value-type="float" office:value="0.0062012490016059" calcext:value-type="float">
            <text:p>0.0062012490016059</text:p>
          </table:table-cell>
          <table:table-cell office:value-type="float" office:value="0.00284845699934522" calcext:value-type="float">
            <text:p>0.00284845699934522</text:p>
          </table:table-cell>
        </table:table-row>
        <table:table-row table:style-name="ro1">
          <table:table-cell office:value-type="float" office:value="0.00366837799811037" calcext:value-type="float">
            <text:p>0.00366837799811037</text:p>
          </table:table-cell>
          <table:table-cell office:value-type="float" office:value="0.00240202999702888" calcext:value-type="float">
            <text:p>0.00240202999702888</text:p>
          </table:table-cell>
        </table:table-row>
        <table:table-row table:style-name="ro1">
          <table:table-cell office:value-type="float" office:value="0.00373968199710362" calcext:value-type="float">
            <text:p>0.00373968199710362</text:p>
          </table:table-cell>
          <table:table-cell office:value-type="float" office:value="0.00279181599762524" calcext:value-type="float">
            <text:p>0.00279181599762524</text:p>
          </table:table-cell>
        </table:table-row>
        <table:table-row table:style-name="ro1">
          <table:table-cell office:value-type="float" office:value="0.0011415649933042" calcext:value-type="float">
            <text:p>0.0011415649933042</text:p>
          </table:table-cell>
          <table:table-cell office:value-type="float" office:value="0.00171308900462464" calcext:value-type="float">
            <text:p>0.00171308900462464</text:p>
          </table:table-cell>
        </table:table-row>
        <table:table-row table:style-name="ro1">
          <table:table-cell office:value-type="float" office:value="0.00436406600056216" calcext:value-type="float">
            <text:p>0.00436406600056216</text:p>
          </table:table-cell>
          <table:table-cell office:value-type="float" office:value="0.00353960999927949" calcext:value-type="float">
            <text:p>0.00353960999927949</text:p>
          </table:table-cell>
        </table:table-row>
        <table:table-row table:style-name="ro1">
          <table:table-cell office:value-type="float" office:value="0.00418766900111223" calcext:value-type="float">
            <text:p>0.00418766900111223</text:p>
          </table:table-cell>
          <table:table-cell office:value-type="float" office:value="0.00646804700227222" calcext:value-type="float">
            <text:p>0.00646804700227222</text:p>
          </table:table-cell>
        </table:table-row>
        <table:table-row table:style-name="ro1">
          <table:table-cell office:value-type="float" office:value="0.00426332899951376" calcext:value-type="float">
            <text:p>0.00426332899951376</text:p>
          </table:table-cell>
          <table:table-cell office:value-type="float" office:value="0.0044884929957334" calcext:value-type="float">
            <text:p>0.0044884929957334</text:p>
          </table:table-cell>
        </table:table-row>
        <table:table-row table:style-name="ro1">
          <table:table-cell office:value-type="float" office:value="0.00551302299572853" calcext:value-type="float">
            <text:p>0.00551302299572853</text:p>
          </table:table-cell>
          <table:table-cell office:value-type="float" office:value="0.00237769100203877" calcext:value-type="float">
            <text:p>0.00237769100203877</text:p>
          </table:table-cell>
        </table:table-row>
        <table:table-row table:style-name="ro1">
          <table:table-cell table:style-name="ce1" office:value-type="float" office:value="0.000099482000223361" calcext:value-type="float">
            <text:p>9.95E-05</text:p>
          </table:table-cell>
          <table:table-cell office:value-type="float" office:value="0.00252608899609186" calcext:value-type="float">
            <text:p>0.00252608899609186</text:p>
          </table:table-cell>
        </table:table-row>
        <table:table-row table:style-name="ro1">
          <table:table-cell office:value-type="float" office:value="0.0063431579983444" calcext:value-type="float">
            <text:p>0.0063431579983444</text:p>
          </table:table-cell>
          <table:table-cell office:value-type="float" office:value="0.00017168100021081" calcext:value-type="float">
            <text:p>0.00017168100021081</text:p>
          </table:table-cell>
        </table:table-row>
        <table:table-row table:style-name="ro1">
          <table:table-cell office:value-type="float" office:value="0.0048053419959615" calcext:value-type="float">
            <text:p>0.0048053419959615</text:p>
          </table:table-cell>
          <table:table-cell office:value-type="float" office:value="0.0050237180039403" calcext:value-type="float">
            <text:p>0.0050237180039403</text:p>
          </table:table-cell>
        </table:table-row>
        <table:table-row table:style-name="ro1">
          <table:table-cell office:value-type="float" office:value="0.00397145099850604" calcext:value-type="float">
            <text:p>0.00397145099850604</text:p>
          </table:table-cell>
          <table:table-cell office:value-type="float" office:value="0.00247075900551863" calcext:value-type="float">
            <text:p>0.00247075900551863</text:p>
          </table:table-cell>
        </table:table-row>
        <table:table-row table:style-name="ro1">
          <table:table-cell office:value-type="float" office:value="0.00378405499941437" calcext:value-type="float">
            <text:p>0.00378405499941437</text:p>
          </table:table-cell>
          <table:table-cell office:value-type="float" office:value="0.00393587599683087" calcext:value-type="float">
            <text:p>0.00393587599683087</text:p>
          </table:table-cell>
        </table:table-row>
        <table:table-row table:style-name="ro1">
          <table:table-cell office:value-type="float" office:value="0.000410016000387259" calcext:value-type="float">
            <text:p>0.000410016000387259</text:p>
          </table:table-cell>
          <table:table-cell office:value-type="float" office:value="0.00481034500262467" calcext:value-type="float">
            <text:p>0.00481034500262467</text:p>
          </table:table-cell>
        </table:table-row>
        <table:table-row table:style-name="ro1">
          <table:table-cell office:value-type="float" office:value="0.0019287399991299" calcext:value-type="float">
            <text:p>0.0019287399991299</text:p>
          </table:table-cell>
          <table:table-cell office:value-type="float" office:value="0.00412288600637112" calcext:value-type="float">
            <text:p>0.00412288600637112</text:p>
          </table:table-cell>
        </table:table-row>
        <table:table-row table:style-name="ro1">
          <table:table-cell office:value-type="float" office:value="0.00778600800549611" calcext:value-type="float">
            <text:p>0.00778600800549611</text:p>
          </table:table-cell>
          <table:table-cell office:value-type="float" office:value="0.0036058609985048" calcext:value-type="float">
            <text:p>0.0036058609985048</text:p>
          </table:table-cell>
        </table:table-row>
        <table:table-row table:style-name="ro1">
          <table:table-cell office:value-type="float" office:value="0.00689607800450176" calcext:value-type="float">
            <text:p>0.00689607800450176</text:p>
          </table:table-cell>
          <table:table-cell office:value-type="float" office:value="0.00231014400196727" calcext:value-type="float">
            <text:p>0.00231014400196727</text:p>
          </table:table-cell>
        </table:table-row>
        <table:table-row table:style-name="ro1">
          <table:table-cell office:value-type="float" office:value="0.00392372399801388" calcext:value-type="float">
            <text:p>0.00392372399801388</text:p>
          </table:table-cell>
          <table:table-cell office:value-type="float" office:value="0.00257142000191379" calcext:value-type="float">
            <text:p>0.00257142000191379</text:p>
          </table:table-cell>
        </table:table-row>
        <table:table-row table:style-name="ro1">
          <table:table-cell office:value-type="float" office:value="0.00186299900087761" calcext:value-type="float">
            <text:p>0.00186299900087761</text:p>
          </table:table-cell>
          <table:table-cell office:value-type="float" office:value="0.00114737999683712" calcext:value-type="float">
            <text:p>0.00114737999683712</text:p>
          </table:table-cell>
        </table:table-row>
        <table:table-row table:style-name="ro1">
          <table:table-cell office:value-type="float" office:value="0.00407974500558339" calcext:value-type="float">
            <text:p>0.00407974500558339</text:p>
          </table:table-cell>
          <table:table-cell office:value-type="float" office:value="0.00282433000393212" calcext:value-type="float">
            <text:p>0.00282433000393212</text:p>
          </table:table-cell>
        </table:table-row>
        <table:table-row table:style-name="ro1">
          <table:table-cell office:value-type="float" office:value="0.00584536699898308" calcext:value-type="float">
            <text:p>0.00584536699898308</text:p>
          </table:table-cell>
          <table:table-cell office:value-type="float" office:value="0.00411110700224526" calcext:value-type="float">
            <text:p>0.00411110700224526</text:p>
          </table:table-cell>
        </table:table-row>
        <table:table-row table:style-name="ro1">
          <table:table-cell office:value-type="float" office:value="0.00471768600255018" calcext:value-type="float">
            <text:p>0.00471768600255018</text:p>
          </table:table-cell>
          <table:table-cell office:value-type="float" office:value="0.00261934800073504" calcext:value-type="float">
            <text:p>0.00261934800073504</text:p>
          </table:table-cell>
        </table:table-row>
        <table:table-row table:style-name="ro1">
          <table:table-cell office:value-type="float" office:value="0.00419616200088058" calcext:value-type="float">
            <text:p>0.00419616200088058</text:p>
          </table:table-cell>
          <table:table-cell office:value-type="float" office:value="0.00377378999837674" calcext:value-type="float">
            <text:p>0.00377378999837674</text:p>
          </table:table-cell>
        </table:table-row>
        <table:table-row table:style-name="ro1">
          <table:table-cell office:value-type="float" office:value="0.00334451499657007" calcext:value-type="float">
            <text:p>0.00334451499657007</text:p>
          </table:table-cell>
          <table:table-cell office:value-type="float" office:value="0.000801431000581943" calcext:value-type="float">
            <text:p>0.000801431000581943</text:p>
          </table:table-cell>
        </table:table-row>
        <table:table-row table:style-name="ro1">
          <table:table-cell office:value-type="float" office:value="0.0051240280008642" calcext:value-type="float">
            <text:p>0.0051240280008642</text:p>
          </table:table-cell>
          <table:table-cell office:value-type="float" office:value="0.00351186400075676" calcext:value-type="float">
            <text:p>0.00351186400075676</text:p>
          </table:table-cell>
        </table:table-row>
        <table:table-row table:style-name="ro1">
          <table:table-cell office:value-type="float" office:value="0.00570610200520605" calcext:value-type="float">
            <text:p>0.00570610200520605</text:p>
          </table:table-cell>
          <table:table-cell office:value-type="float" office:value="0.00149805599357933" calcext:value-type="float">
            <text:p>0.00149805599357933</text:p>
          </table:table-cell>
        </table:table-row>
        <table:table-row table:style-name="ro1">
          <table:table-cell office:value-type="float" office:value="0.00373011900228448" calcext:value-type="float">
            <text:p>0.00373011900228448</text:p>
          </table:table-cell>
          <table:table-cell office:value-type="float" office:value="0.00301381700410275" calcext:value-type="float">
            <text:p>0.00301381700410275</text:p>
          </table:table-cell>
        </table:table-row>
        <table:table-row table:style-name="ro1">
          <table:table-cell office:value-type="float" office:value="0.00426636100019095" calcext:value-type="float">
            <text:p>0.00426636100019095</text:p>
          </table:table-cell>
          <table:table-cell office:value-type="float" office:value="0.00392849800118711" calcext:value-type="float">
            <text:p>0.00392849800118711</text:p>
          </table:table-cell>
        </table:table-row>
        <table:table-row table:style-name="ro1">
          <table:table-cell office:value-type="float" office:value="0.00105309700302314" calcext:value-type="float">
            <text:p>0.00105309700302314</text:p>
          </table:table-cell>
          <table:table-cell office:value-type="float" office:value="0.00172324400045909" calcext:value-type="float">
            <text:p>0.00172324400045909</text:p>
          </table:table-cell>
        </table:table-row>
        <table:table-row table:style-name="ro1">
          <table:table-cell office:value-type="float" office:value="0.0041013500012923" calcext:value-type="float">
            <text:p>0.0041013500012923</text:p>
          </table:table-cell>
          <table:table-cell office:value-type="float" office:value="0.000395937000575941" calcext:value-type="float">
            <text:p>0.000395937000575941</text:p>
          </table:table-cell>
        </table:table-row>
        <table:table-row table:style-name="ro1">
          <table:table-cell office:value-type="float" office:value="0.00476486499974271" calcext:value-type="float">
            <text:p>0.00476486499974271</text:p>
          </table:table-cell>
          <table:table-cell office:value-type="float" office:value="0.00228890199650777" calcext:value-type="float">
            <text:p>0.00228890199650777</text:p>
          </table:table-cell>
        </table:table-row>
        <table:table-row table:style-name="ro1">
          <table:table-cell office:value-type="float" office:value="0.00416124500043225" calcext:value-type="float">
            <text:p>0.00416124500043225</text:p>
          </table:table-cell>
          <table:table-cell office:value-type="float" office:value="0.00234052599989809" calcext:value-type="float">
            <text:p>0.00234052599989809</text:p>
          </table:table-cell>
        </table:table-row>
        <table:table-row table:style-name="ro1">
          <table:table-cell office:value-type="float" office:value="0.00587327199900756" calcext:value-type="float">
            <text:p>0.00587327199900756</text:p>
          </table:table-cell>
          <table:table-cell office:value-type="float" office:value="0.00406761199701577" calcext:value-type="float">
            <text:p>0.00406761199701577</text:p>
          </table:table-cell>
        </table:table-row>
        <table:table-row table:style-name="ro1">
          <table:table-cell office:value-type="float" office:value="0.0059844690040336" calcext:value-type="float">
            <text:p>0.0059844690040336</text:p>
          </table:table-cell>
          <table:table-cell office:value-type="float" office:value="0.0027112620009575" calcext:value-type="float">
            <text:p>0.0027112620009575</text:p>
          </table:table-cell>
        </table:table-row>
        <table:table-row table:style-name="ro1">
          <table:table-cell office:value-type="float" office:value="0.00395307000144385" calcext:value-type="float">
            <text:p>0.00395307000144385</text:p>
          </table:table-cell>
          <table:table-cell office:value-type="float" office:value="0.00272160099848406" calcext:value-type="float">
            <text:p>0.00272160099848406</text:p>
          </table:table-cell>
        </table:table-row>
        <table:table-row table:style-name="ro1">
          <table:table-cell office:value-type="float" office:value="0.00057140600256389" calcext:value-type="float">
            <text:p>0.00057140600256389</text:p>
          </table:table-cell>
          <table:table-cell office:value-type="float" office:value="0.00249309100036044" calcext:value-type="float">
            <text:p>0.00249309100036044</text:p>
          </table:table-cell>
        </table:table-row>
        <table:table-row table:style-name="ro1">
          <table:table-cell office:value-type="float" office:value="0.0060140009954921" calcext:value-type="float">
            <text:p>0.0060140009954921</text:p>
          </table:table-cell>
          <table:table-cell office:value-type="float" office:value="0.00229114000103436" calcext:value-type="float">
            <text:p>0.00229114000103436</text:p>
          </table:table-cell>
        </table:table-row>
        <table:table-row table:style-name="ro1">
          <table:table-cell office:value-type="float" office:value="0.00457885699870531" calcext:value-type="float">
            <text:p>0.00457885699870531</text:p>
          </table:table-cell>
          <table:table-cell office:value-type="float" office:value="0.00471331000153441" calcext:value-type="float">
            <text:p>0.00471331000153441</text:p>
          </table:table-cell>
        </table:table-row>
        <table:table-row table:style-name="ro1">
          <table:table-cell office:value-type="float" office:value="0.0038033769960748" calcext:value-type="float">
            <text:p>0.0038033769960748</text:p>
          </table:table-cell>
          <table:table-cell office:value-type="float" office:value="0.0034015269993688" calcext:value-type="float">
            <text:p>0.0034015269993688</text:p>
          </table:table-cell>
        </table:table-row>
        <table:table-row table:style-name="ro1">
          <table:table-cell office:value-type="float" office:value="0.00633552400540793" calcext:value-type="float">
            <text:p>0.00633552400540793</text:p>
          </table:table-cell>
          <table:table-cell office:value-type="float" office:value="0.00264805599726969" calcext:value-type="float">
            <text:p>0.00264805599726969</text:p>
          </table:table-cell>
        </table:table-row>
        <table:table-row table:style-name="ro1">
          <table:table-cell office:value-type="float" office:value="0.00336239200260025" calcext:value-type="float">
            <text:p>0.00336239200260025</text:p>
          </table:table-cell>
          <table:table-cell office:value-type="float" office:value="0.00081820999912452" calcext:value-type="float">
            <text:p>0.00081820999912452</text:p>
          </table:table-cell>
        </table:table-row>
        <table:table-row table:style-name="ro1">
          <table:table-cell office:value-type="float" office:value="0.00490918799914653" calcext:value-type="float">
            <text:p>0.00490918799914653</text:p>
          </table:table-cell>
          <table:table-cell office:value-type="float" office:value="0.0023483050026698" calcext:value-type="float">
            <text:p>0.0023483050026698</text:p>
          </table:table-cell>
        </table:table-row>
        <table:table-row table:style-name="ro1">
          <table:table-cell office:value-type="float" office:value="0.00398288499854971" calcext:value-type="float">
            <text:p>0.00398288499854971</text:p>
          </table:table-cell>
          <table:table-cell office:value-type="float" office:value="0.00229331399896182" calcext:value-type="float">
            <text:p>0.00229331399896182</text:p>
          </table:table-cell>
        </table:table-row>
        <table:table-row table:style-name="ro1">
          <table:table-cell office:value-type="float" office:value="0.00242687900026795" calcext:value-type="float">
            <text:p>0.00242687900026795</text:p>
          </table:table-cell>
          <table:table-cell office:value-type="float" office:value="0.00129632499738364" calcext:value-type="float">
            <text:p>0.00129632499738364</text:p>
          </table:table-cell>
        </table:table-row>
        <table:table-row table:style-name="ro1">
          <table:table-cell office:value-type="float" office:value="0.00405671400221763" calcext:value-type="float">
            <text:p>0.00405671400221763</text:p>
          </table:table-cell>
          <table:table-cell office:value-type="float" office:value="0.000699309995980002" calcext:value-type="float">
            <text:p>0.000699309995980002</text:p>
          </table:table-cell>
        </table:table-row>
        <table:table-row table:style-name="ro1">
          <table:table-cell office:value-type="float" office:value="0.00624482100101886" calcext:value-type="float">
            <text:p>0.00624482100101886</text:p>
          </table:table-cell>
          <table:table-cell office:value-type="float" office:value="0.00378372299746843" calcext:value-type="float">
            <text:p>0.00378372299746843</text:p>
          </table:table-cell>
        </table:table-row>
        <table:table-row table:style-name="ro1">
          <table:table-cell office:value-type="float" office:value="0.00430985900311498" calcext:value-type="float">
            <text:p>0.00430985900311498</text:p>
          </table:table-cell>
          <table:table-cell office:value-type="float" office:value="0.00281287400139263" calcext:value-type="float">
            <text:p>0.00281287400139263</text:p>
          </table:table-cell>
        </table:table-row>
        <table:table-row table:style-name="ro1">
          <table:table-cell office:value-type="float" office:value="0.00389285300479969" calcext:value-type="float">
            <text:p>0.00389285300479969</text:p>
          </table:table-cell>
          <table:table-cell office:value-type="float" office:value="0.00128106600459432" calcext:value-type="float">
            <text:p>0.00128106600459432</text:p>
          </table:table-cell>
        </table:table-row>
        <table:table-row table:style-name="ro1">
          <table:table-cell office:value-type="float" office:value="0.000927989000047091" calcext:value-type="float">
            <text:p>0.000927989000047091</text:p>
          </table:table-cell>
          <table:table-cell office:value-type="float" office:value="0.0020110269979341" calcext:value-type="float">
            <text:p>0.0020110269979341</text:p>
          </table:table-cell>
        </table:table-row>
        <table:table-row table:style-name="ro1">
          <table:table-cell office:value-type="float" office:value="0.00213270500535145" calcext:value-type="float">
            <text:p>0.00213270500535145</text:p>
          </table:table-cell>
          <table:table-cell office:value-type="float" office:value="0.00102240999694914" calcext:value-type="float">
            <text:p>0.00102240999694914</text:p>
          </table:table-cell>
        </table:table-row>
        <table:table-row table:style-name="ro1">
          <table:table-cell office:value-type="float" office:value="0.00376673899882007" calcext:value-type="float">
            <text:p>0.00376673899882007</text:p>
          </table:table-cell>
          <table:table-cell office:value-type="float" office:value="0.0022537119948538" calcext:value-type="float">
            <text:p>0.0022537119948538</text:p>
          </table:table-cell>
        </table:table-row>
        <table:table-row table:style-name="ro1">
          <table:table-cell office:value-type="float" office:value="0.00452234699332621" calcext:value-type="float">
            <text:p>0.00452234699332621</text:p>
          </table:table-cell>
          <table:table-cell office:value-type="float" office:value="0.0022893089990248" calcext:value-type="float">
            <text:p>0.0022893089990248</text:p>
          </table:table-cell>
        </table:table-row>
        <table:table-row table:style-name="ro1">
          <table:table-cell office:value-type="float" office:value="0.00418702699971618" calcext:value-type="float">
            <text:p>0.00418702699971618</text:p>
          </table:table-cell>
          <table:table-cell office:value-type="float" office:value="0.000508329998410773" calcext:value-type="float">
            <text:p>0.000508329998410773</text:p>
          </table:table-cell>
        </table:table-row>
        <table:table-row table:style-name="ro1">
          <table:table-cell office:value-type="float" office:value="0.00511056099639973" calcext:value-type="float">
            <text:p>0.00511056099639973</text:p>
          </table:table-cell>
          <table:table-cell office:value-type="float" office:value="0.00372270499792648" calcext:value-type="float">
            <text:p>0.00372270499792648</text:p>
          </table:table-cell>
        </table:table-row>
        <table:table-row table:style-name="ro1">
          <table:table-cell office:value-type="float" office:value="0.00154993300384376" calcext:value-type="float">
            <text:p>0.00154993300384376</text:p>
          </table:table-cell>
          <table:table-cell office:value-type="float" office:value="0.00155976100359112" calcext:value-type="float">
            <text:p>0.00155976100359112</text:p>
          </table:table-cell>
        </table:table-row>
        <table:table-row table:style-name="ro1">
          <table:table-cell office:value-type="float" office:value="0.000890008996066172" calcext:value-type="float">
            <text:p>0.000890008996066172</text:p>
          </table:table-cell>
          <table:table-cell office:value-type="float" office:value="0.00182175300142262" calcext:value-type="float">
            <text:p>0.00182175300142262</text:p>
          </table:table-cell>
        </table:table-row>
        <table:table-row table:style-name="ro1">
          <table:table-cell office:value-type="float" office:value="0.00392837099934695" calcext:value-type="float">
            <text:p>0.00392837099934695</text:p>
          </table:table-cell>
          <table:table-cell office:value-type="float" office:value="0.00297837300604442" calcext:value-type="float">
            <text:p>0.00297837300604442</text:p>
          </table:table-cell>
        </table:table-row>
        <table:table-row table:style-name="ro1">
          <table:table-cell office:value-type="float" office:value="0.00401786500151502" calcext:value-type="float">
            <text:p>0.00401786500151502</text:p>
          </table:table-cell>
          <table:table-cell office:value-type="float" office:value="0.00333558700367575" calcext:value-type="float">
            <text:p>0.00333558700367575</text:p>
          </table:table-cell>
        </table:table-row>
        <table:table-row table:style-name="ro1">
          <table:table-cell office:value-type="float" office:value="0.00518810500216205" calcext:value-type="float">
            <text:p>0.00518810500216205</text:p>
          </table:table-cell>
          <table:table-cell office:value-type="float" office:value="0.00346920500305714" calcext:value-type="float">
            <text:p>0.00346920500305714</text:p>
          </table:table-cell>
        </table:table-row>
        <table:table-row table:style-name="ro1">
          <table:table-cell office:value-type="float" office:value="0.00234558199736057" calcext:value-type="float">
            <text:p>0.00234558199736057</text:p>
          </table:table-cell>
          <table:table-cell office:value-type="float" office:value="0.0026836059987545" calcext:value-type="float">
            <text:p>0.0026836059987545</text:p>
          </table:table-cell>
        </table:table-row>
        <table:table-row table:style-name="ro1">
          <table:table-cell office:value-type="float" office:value="0.00362410699744942" calcext:value-type="float">
            <text:p>0.00362410699744942</text:p>
          </table:table-cell>
          <table:table-cell office:value-type="float" office:value="0.0043174629972782" calcext:value-type="float">
            <text:p>0.0043174629972782</text:p>
          </table:table-cell>
        </table:table-row>
        <table:table-row table:style-name="ro1">
          <table:table-cell office:value-type="float" office:value="0.00397862200043164" calcext:value-type="float">
            <text:p>0.00397862200043164</text:p>
          </table:table-cell>
          <table:table-cell office:value-type="float" office:value="0.00244726600067224" calcext:value-type="float">
            <text:p>0.00244726600067224</text:p>
          </table:table-cell>
        </table:table-row>
        <table:table-row table:style-name="ro1">
          <table:table-cell office:value-type="float" office:value="0.00471508899499895" calcext:value-type="float">
            <text:p>0.00471508899499895</text:p>
          </table:table-cell>
          <table:table-cell office:value-type="float" office:value="0.00233996200404363" calcext:value-type="float">
            <text:p>0.00233996200404363</text:p>
          </table:table-cell>
        </table:table-row>
        <table:table-row table:style-name="ro1">
          <table:table-cell office:value-type="float" office:value="0.00353659700340359" calcext:value-type="float">
            <text:p>0.00353659700340359</text:p>
          </table:table-cell>
          <table:table-cell office:value-type="float" office:value="0.000838826003018767" calcext:value-type="float">
            <text:p>0.000838826003018767</text:p>
          </table:table-cell>
        </table:table-row>
        <table:table-row table:style-name="ro1">
          <table:table-cell office:value-type="float" office:value="0.0053136069982429" calcext:value-type="float">
            <text:p>0.0053136069982429</text:p>
          </table:table-cell>
          <table:table-cell office:value-type="float" office:value="0.0024291239969898" calcext:value-type="float">
            <text:p>0.0024291239969898</text:p>
          </table:table-cell>
        </table:table-row>
        <table:table-row table:style-name="ro1">
          <table:table-cell office:value-type="float" office:value="0.00645333000284154" calcext:value-type="float">
            <text:p>0.00645333000284154</text:p>
          </table:table-cell>
          <table:table-cell office:value-type="float" office:value="0.00355577700247522" calcext:value-type="float">
            <text:p>0.00355577700247522</text:p>
          </table:table-cell>
        </table:table-row>
        <table:table-row table:style-name="ro1">
          <table:table-cell office:value-type="float" office:value="0.00150977000157582" calcext:value-type="float">
            <text:p>0.00150977000157582</text:p>
          </table:table-cell>
          <table:table-cell office:value-type="float" office:value="0.00501440800144337" calcext:value-type="float">
            <text:p>0.00501440800144337</text:p>
          </table:table-cell>
        </table:table-row>
        <table:table-row table:style-name="ro1">
          <table:table-cell office:value-type="float" office:value="0.00284915499651106" calcext:value-type="float">
            <text:p>0.00284915499651106</text:p>
          </table:table-cell>
          <table:table-cell office:value-type="float" office:value="0.00109701999463141" calcext:value-type="float">
            <text:p>0.00109701999463141</text:p>
          </table:table-cell>
        </table:table-row>
        <table:table-row table:style-name="ro1">
          <table:table-cell office:value-type="float" office:value="0.00362774400127819" calcext:value-type="float">
            <text:p>0.00362774400127819</text:p>
          </table:table-cell>
          <table:table-cell office:value-type="float" office:value="0.00224347099720035" calcext:value-type="float">
            <text:p>0.00224347099720035</text:p>
          </table:table-cell>
        </table:table-row>
        <table:table-row table:style-name="ro1">
          <table:table-cell office:value-type="float" office:value="0.00405877699813573" calcext:value-type="float">
            <text:p>0.00405877699813573</text:p>
          </table:table-cell>
          <table:table-cell office:value-type="float" office:value="0.00247699500323506" calcext:value-type="float">
            <text:p>0.00247699500323506</text:p>
          </table:table-cell>
        </table:table-row>
        <table:table-row table:style-name="ro1">
          <table:table-cell office:value-type="float" office:value="0.00645771899871761" calcext:value-type="float">
            <text:p>0.00645771899871761</text:p>
          </table:table-cell>
          <table:table-cell office:value-type="float" office:value="0.00235962300212122" calcext:value-type="float">
            <text:p>0.00235962300212122</text:p>
          </table:table-cell>
        </table:table-row>
        <table:table-row table:style-name="ro1">
          <table:table-cell office:value-type="float" office:value="0.00372475200128974" calcext:value-type="float">
            <text:p>0.00372475200128974</text:p>
          </table:table-cell>
          <table:table-cell office:value-type="float" office:value="0.00365650199819356" calcext:value-type="float">
            <text:p>0.00365650199819356</text:p>
          </table:table-cell>
        </table:table-row>
        <table:table-row table:style-name="ro1">
          <table:table-cell office:value-type="float" office:value="0.00480185800552135" calcext:value-type="float">
            <text:p>0.00480185800552135</text:p>
          </table:table-cell>
          <table:table-cell office:value-type="float" office:value="0.0034651749956538" calcext:value-type="float">
            <text:p>0.0034651749956538</text:p>
          </table:table-cell>
        </table:table-row>
        <table:table-row table:style-name="ro1">
          <table:table-cell office:value-type="float" office:value="0.00391101899731439" calcext:value-type="float">
            <text:p>0.00391101899731439</text:p>
          </table:table-cell>
          <table:table-cell office:value-type="float" office:value="0.000923690000490751" calcext:value-type="float">
            <text:p>0.000923690000490751</text:p>
          </table:table-cell>
        </table:table-row>
        <table:table-row table:style-name="ro1">
          <table:table-cell office:value-type="float" office:value="0.00731668699881993" calcext:value-type="float">
            <text:p>0.00731668699881993</text:p>
          </table:table-cell>
          <table:table-cell office:value-type="float" office:value="0.0024243879961432" calcext:value-type="float">
            <text:p>0.0024243879961432</text:p>
          </table:table-cell>
        </table:table-row>
        <table:table-row table:style-name="ro1">
          <table:table-cell office:value-type="float" office:value="0.00131961499573663" calcext:value-type="float">
            <text:p>0.00131961499573663</text:p>
          </table:table-cell>
          <table:table-cell office:value-type="float" office:value="0.00164411900186678" calcext:value-type="float">
            <text:p>0.00164411900186678</text:p>
          </table:table-cell>
        </table:table-row>
        <table:table-row table:style-name="ro1">
          <table:table-cell office:value-type="float" office:value="0.00479129599989392" calcext:value-type="float">
            <text:p>0.00479129599989392</text:p>
          </table:table-cell>
          <table:table-cell office:value-type="float" office:value="0.00225793199933832" calcext:value-type="float">
            <text:p>0.00225793199933832</text:p>
          </table:table-cell>
        </table:table-row>
        <table:table-row table:style-name="ro1">
          <table:table-cell office:value-type="float" office:value="0.00398040899744956" calcext:value-type="float">
            <text:p>0.00398040899744956</text:p>
          </table:table-cell>
          <table:table-cell office:value-type="float" office:value="0.000515692001499701" calcext:value-type="float">
            <text:p>0.000515692001499701</text:p>
          </table:table-cell>
        </table:table-row>
        <table:table-row table:style-name="ro1">
          <table:table-cell office:value-type="float" office:value="0.00649466700269841" calcext:value-type="float">
            <text:p>0.00649466700269841</text:p>
          </table:table-cell>
          <table:table-cell office:value-type="float" office:value="0.00272721399960574" calcext:value-type="float">
            <text:p>0.00272721399960574</text:p>
          </table:table-cell>
        </table:table-row>
        <table:table-row table:style-name="ro1">
          <table:table-cell office:value-type="float" office:value="0.00555526900279801" calcext:value-type="float">
            <text:p>0.00555526900279801</text:p>
          </table:table-cell>
          <table:table-cell office:value-type="float" office:value="0.000968428001215216" calcext:value-type="float">
            <text:p>0.000968428001215216</text:p>
          </table:table-cell>
        </table:table-row>
        <table:table-row table:style-name="ro1">
          <table:table-cell office:value-type="float" office:value="0.00516492700262461" calcext:value-type="float">
            <text:p>0.00516492700262461</text:p>
          </table:table-cell>
          <table:table-cell office:value-type="float" office:value="0.00340018999850145" calcext:value-type="float">
            <text:p>0.00340018999850145</text:p>
          </table:table-cell>
        </table:table-row>
        <table:table-row table:style-name="ro1">
          <table:table-cell office:value-type="float" office:value="0.00379356099438155" calcext:value-type="float">
            <text:p>0.00379356099438155</text:p>
          </table:table-cell>
          <table:table-cell office:value-type="float" office:value="0.00494465700467117" calcext:value-type="float">
            <text:p>0.00494465700467117</text:p>
          </table:table-cell>
        </table:table-row>
        <table:table-row table:style-name="ro1">
          <table:table-cell office:value-type="float" office:value="0.00411942999926396" calcext:value-type="float">
            <text:p>0.00411942999926396</text:p>
          </table:table-cell>
          <table:table-cell office:value-type="float" office:value="0.00240534800104797" calcext:value-type="float">
            <text:p>0.00240534800104797</text:p>
          </table:table-cell>
        </table:table-row>
        <table:table-row table:style-name="ro1">
          <table:table-cell office:value-type="float" office:value="0.00119389699830208" calcext:value-type="float">
            <text:p>0.00119389699830208</text:p>
          </table:table-cell>
          <table:table-cell office:value-type="float" office:value="0.0015995860012481" calcext:value-type="float">
            <text:p>0.0015995860012481</text:p>
          </table:table-cell>
        </table:table-row>
        <table:table-row table:style-name="ro1">
          <table:table-cell office:value-type="float" office:value="0.00573301600525156" calcext:value-type="float">
            <text:p>0.00573301600525156</text:p>
          </table:table-cell>
          <table:table-cell office:value-type="float" office:value="0.00243969399889465" calcext:value-type="float">
            <text:p>0.00243969399889465</text:p>
          </table:table-cell>
        </table:table-row>
        <table:table-row table:style-name="ro1">
          <table:table-cell office:value-type="float" office:value="0.00213824499951443" calcext:value-type="float">
            <text:p>0.00213824499951443</text:p>
          </table:table-cell>
          <table:table-cell office:value-type="float" office:value="0.00101914400147507" calcext:value-type="float">
            <text:p>0.00101914400147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3:40:27.362088038</meta:creation-date>
    <dc:date>2022-12-06T13:46:54.024309257</dc:date>
    <meta:editing-duration>PT6M27S</meta:editing-duration>
    <meta:editing-cycles>1</meta:editing-cycles>
    <meta:document-statistic meta:table-count="1" meta:cell-count="202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783cm" svg:height="13.511cm" xlink:href=".." xlink:type="simple" chart:class="chart:line" chart:style-name="ch1">
        <chart:legend chart:legend-position="end" svg:x="18.639cm" svg:y="6.207cm" style:legend-expansion="high" chart:style-name="ch2"/>
        <chart:plot-area chart:style-name="ch3" table:cell-range-address="Sheet1.A1:Sheet1.B101" chart:data-source-has-labels="row" svg:x="0.535cm" svg:y="0.27cm" svg:width="17.569cm" svg:height="12.971cm">
          <chart:coordinate-region svg:x="1.633cm" svg:y="0.469cm" svg:width="16.471cm" svg:height="11.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" chart:label-cell-address="Sheet1.A1:Sheet1.A1" chart:class="chart:line">
            <chart:data-point chart:repeated="100"/>
          </chart:series>
          <chart:series chart:style-name="ch7" chart:values-cell-range-address="Sheet1.B2:Sheet1.B101" chart:label-cell-address="Sheet1.B1:Sheet1.B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s for Linked-list based implementation</text:p>
                <draw:g>
                  <svg:desc>Sheet1.A1:Sheet1.A1</svg:desc>
                </draw:g>
              </table:table-cell>
              <table:table-cell office:value-type="string">
                <text:p>Results for Array based implement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78603200078942">
                <text:p>0.00378603200078942</text:p>
                <draw:g>
                  <svg:desc>Sheet1.A2:Sheet1.A101</svg:desc>
                </draw:g>
              </table:table-cell>
              <table:table-cell office:value-type="float" office:value="0.00244783100060886">
                <text:p>0.00244783100060886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73189299716614">
                <text:p>0.00373189299716614</text:p>
              </table:table-cell>
              <table:table-cell office:value-type="float" office:value="0.00250278699968476">
                <text:p>0.00250278699968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7675499668112">
                <text:p>0.00427675499668112</text:p>
              </table:table-cell>
              <table:table-cell office:value-type="float" office:value="0.0023891500022728">
                <text:p>0.0023891500022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76232700364199">
                <text:p>0.00376232700364199</text:p>
              </table:table-cell>
              <table:table-cell office:value-type="float" office:value="0.00252857899613446">
                <text:p>0.00252857899613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2649899731623">
                <text:p>0.00392649899731623</text:p>
              </table:table-cell>
              <table:table-cell office:value-type="float" office:value="0.00268311700347112">
                <text:p>0.00268311700347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45889899856411">
                <text:p>0.00445889899856411</text:p>
              </table:table-cell>
              <table:table-cell office:value-type="float" office:value="0.0000505740026710555">
                <text:p>0.0000505740026710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88162899616873">
                <text:p>0.00388162899616873</text:p>
              </table:table-cell>
              <table:table-cell office:value-type="float" office:value="0.00254625600064173">
                <text:p>0.00254625600064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5015600345796">
                <text:p>0.00275015600345796</text:p>
              </table:table-cell>
              <table:table-cell office:value-type="float" office:value="0.00196701799723087">
                <text:p>0.00196701799723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98621000244748">
                <text:p>0.00598621000244748</text:p>
              </table:table-cell>
              <table:table-cell office:value-type="float" office:value="0.00316888799716253">
                <text:p>0.00316888799716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79914999939501">
                <text:p>0.00379914999939501</text:p>
              </table:table-cell>
              <table:table-cell office:value-type="float" office:value="0.00234980700042797">
                <text:p>0.00234980700042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74501999956556">
                <text:p>0.00274501999956556</text:p>
              </table:table-cell>
              <table:table-cell office:value-type="float" office:value="0.00102971700107446">
                <text:p>0.00102971700107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64570099918637">
                <text:p>0.00364570099918637</text:p>
              </table:table-cell>
              <table:table-cell office:value-type="float" office:value="0.000773926003603265">
                <text:p>0.000773926003603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38998899719445">
                <text:p>0.00538998899719445</text:p>
              </table:table-cell>
              <table:table-cell office:value-type="float" office:value="0.000693488000251818">
                <text:p>0.000693488000251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6859100055881">
                <text:p>0.00486859100055881</text:p>
              </table:table-cell>
              <table:table-cell office:value-type="float" office:value="0.00498155799868982">
                <text:p>0.00498155799868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2012490016059">
                <text:p>0.0062012490016059</text:p>
              </table:table-cell>
              <table:table-cell office:value-type="float" office:value="0.00284845699934522">
                <text:p>0.00284845699934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66837799811037">
                <text:p>0.00366837799811037</text:p>
              </table:table-cell>
              <table:table-cell office:value-type="float" office:value="0.00240202999702888">
                <text:p>0.00240202999702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73968199710362">
                <text:p>0.00373968199710362</text:p>
              </table:table-cell>
              <table:table-cell office:value-type="float" office:value="0.00279181599762524">
                <text:p>0.002791815997625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415649933042">
                <text:p>0.0011415649933042</text:p>
              </table:table-cell>
              <table:table-cell office:value-type="float" office:value="0.00171308900462464">
                <text:p>0.00171308900462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36406600056216">
                <text:p>0.00436406600056216</text:p>
              </table:table-cell>
              <table:table-cell office:value-type="float" office:value="0.00353960999927949">
                <text:p>0.00353960999927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18766900111223">
                <text:p>0.00418766900111223</text:p>
              </table:table-cell>
              <table:table-cell office:value-type="float" office:value="0.00646804700227222">
                <text:p>0.00646804700227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26332899951376">
                <text:p>0.00426332899951376</text:p>
              </table:table-cell>
              <table:table-cell office:value-type="float" office:value="0.0044884929957334">
                <text:p>0.0044884929957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51302299572853">
                <text:p>0.00551302299572853</text:p>
              </table:table-cell>
              <table:table-cell office:value-type="float" office:value="0.00237769100203877">
                <text:p>0.00237769100203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99482000223361">
                <text:p>0.000099482000223361</text:p>
              </table:table-cell>
              <table:table-cell office:value-type="float" office:value="0.00252608899609186">
                <text:p>0.00252608899609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3431579983444">
                <text:p>0.0063431579983444</text:p>
              </table:table-cell>
              <table:table-cell office:value-type="float" office:value="0.00017168100021081">
                <text:p>0.000171681000210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8053419959615">
                <text:p>0.0048053419959615</text:p>
              </table:table-cell>
              <table:table-cell office:value-type="float" office:value="0.0050237180039403">
                <text:p>0.0050237180039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97145099850604">
                <text:p>0.00397145099850604</text:p>
              </table:table-cell>
              <table:table-cell office:value-type="float" office:value="0.00247075900551863">
                <text:p>0.00247075900551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78405499941437">
                <text:p>0.00378405499941437</text:p>
              </table:table-cell>
              <table:table-cell office:value-type="float" office:value="0.00393587599683087">
                <text:p>0.00393587599683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10016000387259">
                <text:p>0.000410016000387259</text:p>
              </table:table-cell>
              <table:table-cell office:value-type="float" office:value="0.00481034500262467">
                <text:p>0.00481034500262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9287399991299">
                <text:p>0.0019287399991299</text:p>
              </table:table-cell>
              <table:table-cell office:value-type="float" office:value="0.00412288600637112">
                <text:p>0.00412288600637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778600800549611">
                <text:p>0.00778600800549611</text:p>
              </table:table-cell>
              <table:table-cell office:value-type="float" office:value="0.0036058609985048">
                <text:p>0.0036058609985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89607800450176">
                <text:p>0.00689607800450176</text:p>
              </table:table-cell>
              <table:table-cell office:value-type="float" office:value="0.00231014400196727">
                <text:p>0.00231014400196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92372399801388">
                <text:p>0.00392372399801388</text:p>
              </table:table-cell>
              <table:table-cell office:value-type="float" office:value="0.00257142000191379">
                <text:p>0.002571420001913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86299900087761">
                <text:p>0.00186299900087761</text:p>
              </table:table-cell>
              <table:table-cell office:value-type="float" office:value="0.00114737999683712">
                <text:p>0.00114737999683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07974500558339">
                <text:p>0.00407974500558339</text:p>
              </table:table-cell>
              <table:table-cell office:value-type="float" office:value="0.00282433000393212">
                <text:p>0.00282433000393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84536699898308">
                <text:p>0.00584536699898308</text:p>
              </table:table-cell>
              <table:table-cell office:value-type="float" office:value="0.00411110700224526">
                <text:p>0.00411110700224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71768600255018">
                <text:p>0.00471768600255018</text:p>
              </table:table-cell>
              <table:table-cell office:value-type="float" office:value="0.00261934800073504">
                <text:p>0.002619348000735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19616200088058">
                <text:p>0.00419616200088058</text:p>
              </table:table-cell>
              <table:table-cell office:value-type="float" office:value="0.00377378999837674">
                <text:p>0.003773789998376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34451499657007">
                <text:p>0.00334451499657007</text:p>
              </table:table-cell>
              <table:table-cell office:value-type="float" office:value="0.000801431000581943">
                <text:p>0.000801431000581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1240280008642">
                <text:p>0.0051240280008642</text:p>
              </table:table-cell>
              <table:table-cell office:value-type="float" office:value="0.00351186400075676">
                <text:p>0.003511864000756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70610200520605">
                <text:p>0.00570610200520605</text:p>
              </table:table-cell>
              <table:table-cell office:value-type="float" office:value="0.00149805599357933">
                <text:p>0.001498055993579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73011900228448">
                <text:p>0.00373011900228448</text:p>
              </table:table-cell>
              <table:table-cell office:value-type="float" office:value="0.00301381700410275">
                <text:p>0.00301381700410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6636100019095">
                <text:p>0.00426636100019095</text:p>
              </table:table-cell>
              <table:table-cell office:value-type="float" office:value="0.00392849800118711">
                <text:p>0.00392849800118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05309700302314">
                <text:p>0.00105309700302314</text:p>
              </table:table-cell>
              <table:table-cell office:value-type="float" office:value="0.00172324400045909">
                <text:p>0.00172324400045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1013500012923">
                <text:p>0.0041013500012923</text:p>
              </table:table-cell>
              <table:table-cell office:value-type="float" office:value="0.000395937000575941">
                <text:p>0.000395937000575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76486499974271">
                <text:p>0.00476486499974271</text:p>
              </table:table-cell>
              <table:table-cell office:value-type="float" office:value="0.00228890199650777">
                <text:p>0.002288901996507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16124500043225">
                <text:p>0.00416124500043225</text:p>
              </table:table-cell>
              <table:table-cell office:value-type="float" office:value="0.00234052599989809">
                <text:p>0.00234052599989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87327199900756">
                <text:p>0.00587327199900756</text:p>
              </table:table-cell>
              <table:table-cell office:value-type="float" office:value="0.00406761199701577">
                <text:p>0.00406761199701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9844690040336">
                <text:p>0.0059844690040336</text:p>
              </table:table-cell>
              <table:table-cell office:value-type="float" office:value="0.0027112620009575">
                <text:p>0.0027112620009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95307000144385">
                <text:p>0.00395307000144385</text:p>
              </table:table-cell>
              <table:table-cell office:value-type="float" office:value="0.00272160099848406">
                <text:p>0.00272160099848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7140600256389">
                <text:p>0.00057140600256389</text:p>
              </table:table-cell>
              <table:table-cell office:value-type="float" office:value="0.00249309100036044">
                <text:p>0.002493091000360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60140009954921">
                <text:p>0.0060140009954921</text:p>
              </table:table-cell>
              <table:table-cell office:value-type="float" office:value="0.00229114000103436">
                <text:p>0.00229114000103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57885699870531">
                <text:p>0.00457885699870531</text:p>
              </table:table-cell>
              <table:table-cell office:value-type="float" office:value="0.00471331000153441">
                <text:p>0.00471331000153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8033769960748">
                <text:p>0.0038033769960748</text:p>
              </table:table-cell>
              <table:table-cell office:value-type="float" office:value="0.0034015269993688">
                <text:p>0.0034015269993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633552400540793">
                <text:p>0.00633552400540793</text:p>
              </table:table-cell>
              <table:table-cell office:value-type="float" office:value="0.00264805599726969">
                <text:p>0.00264805599726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36239200260025">
                <text:p>0.00336239200260025</text:p>
              </table:table-cell>
              <table:table-cell office:value-type="float" office:value="0.00081820999912452">
                <text:p>0.00081820999912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90918799914653">
                <text:p>0.00490918799914653</text:p>
              </table:table-cell>
              <table:table-cell office:value-type="float" office:value="0.0023483050026698">
                <text:p>0.00234830500266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98288499854971">
                <text:p>0.00398288499854971</text:p>
              </table:table-cell>
              <table:table-cell office:value-type="float" office:value="0.00229331399896182">
                <text:p>0.002293313998961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42687900026795">
                <text:p>0.00242687900026795</text:p>
              </table:table-cell>
              <table:table-cell office:value-type="float" office:value="0.00129632499738364">
                <text:p>0.00129632499738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05671400221763">
                <text:p>0.00405671400221763</text:p>
              </table:table-cell>
              <table:table-cell office:value-type="float" office:value="0.000699309995980002">
                <text:p>0.00069930999598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24482100101886">
                <text:p>0.00624482100101886</text:p>
              </table:table-cell>
              <table:table-cell office:value-type="float" office:value="0.00378372299746843">
                <text:p>0.003783722997468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30985900311498">
                <text:p>0.00430985900311498</text:p>
              </table:table-cell>
              <table:table-cell office:value-type="float" office:value="0.00281287400139263">
                <text:p>0.00281287400139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89285300479969">
                <text:p>0.00389285300479969</text:p>
              </table:table-cell>
              <table:table-cell office:value-type="float" office:value="0.00128106600459432">
                <text:p>0.00128106600459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927989000047091">
                <text:p>0.000927989000047091</text:p>
              </table:table-cell>
              <table:table-cell office:value-type="float" office:value="0.0020110269979341">
                <text:p>0.0020110269979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13270500535145">
                <text:p>0.00213270500535145</text:p>
              </table:table-cell>
              <table:table-cell office:value-type="float" office:value="0.00102240999694914">
                <text:p>0.00102240999694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76673899882007">
                <text:p>0.00376673899882007</text:p>
              </table:table-cell>
              <table:table-cell office:value-type="float" office:value="0.0022537119948538">
                <text:p>0.0022537119948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452234699332621">
                <text:p>0.00452234699332621</text:p>
              </table:table-cell>
              <table:table-cell office:value-type="float" office:value="0.0022893089990248">
                <text:p>0.0022893089990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18702699971618">
                <text:p>0.00418702699971618</text:p>
              </table:table-cell>
              <table:table-cell office:value-type="float" office:value="0.000508329998410773">
                <text:p>0.000508329998410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11056099639973">
                <text:p>0.00511056099639973</text:p>
              </table:table-cell>
              <table:table-cell office:value-type="float" office:value="0.00372270499792648">
                <text:p>0.003722704997926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54993300384376">
                <text:p>0.00154993300384376</text:p>
              </table:table-cell>
              <table:table-cell office:value-type="float" office:value="0.00155976100359112">
                <text:p>0.00155976100359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890008996066172">
                <text:p>0.000890008996066172</text:p>
              </table:table-cell>
              <table:table-cell office:value-type="float" office:value="0.00182175300142262">
                <text:p>0.001821753001422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92837099934695">
                <text:p>0.00392837099934695</text:p>
              </table:table-cell>
              <table:table-cell office:value-type="float" office:value="0.00297837300604442">
                <text:p>0.002978373006044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01786500151502">
                <text:p>0.00401786500151502</text:p>
              </table:table-cell>
              <table:table-cell office:value-type="float" office:value="0.00333558700367575">
                <text:p>0.00333558700367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18810500216205">
                <text:p>0.00518810500216205</text:p>
              </table:table-cell>
              <table:table-cell office:value-type="float" office:value="0.00346920500305714">
                <text:p>0.003469205003057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34558199736057">
                <text:p>0.00234558199736057</text:p>
              </table:table-cell>
              <table:table-cell office:value-type="float" office:value="0.0026836059987545">
                <text:p>0.00268360599875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62410699744942">
                <text:p>0.00362410699744942</text:p>
              </table:table-cell>
              <table:table-cell office:value-type="float" office:value="0.0043174629972782">
                <text:p>0.0043174629972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97862200043164">
                <text:p>0.00397862200043164</text:p>
              </table:table-cell>
              <table:table-cell office:value-type="float" office:value="0.00244726600067224">
                <text:p>0.002447266000672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71508899499895">
                <text:p>0.00471508899499895</text:p>
              </table:table-cell>
              <table:table-cell office:value-type="float" office:value="0.00233996200404363">
                <text:p>0.00233996200404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53659700340359">
                <text:p>0.00353659700340359</text:p>
              </table:table-cell>
              <table:table-cell office:value-type="float" office:value="0.000838826003018767">
                <text:p>0.0008388260030187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3136069982429">
                <text:p>0.0053136069982429</text:p>
              </table:table-cell>
              <table:table-cell office:value-type="float" office:value="0.0024291239969898">
                <text:p>0.00242912399698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45333000284154">
                <text:p>0.00645333000284154</text:p>
              </table:table-cell>
              <table:table-cell office:value-type="float" office:value="0.00355577700247522">
                <text:p>0.003555777002475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50977000157582">
                <text:p>0.00150977000157582</text:p>
              </table:table-cell>
              <table:table-cell office:value-type="float" office:value="0.00501440800144337">
                <text:p>0.00501440800144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84915499651106">
                <text:p>0.00284915499651106</text:p>
              </table:table-cell>
              <table:table-cell office:value-type="float" office:value="0.00109701999463141">
                <text:p>0.00109701999463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362774400127819">
                <text:p>0.00362774400127819</text:p>
              </table:table-cell>
              <table:table-cell office:value-type="float" office:value="0.00224347099720035">
                <text:p>0.00224347099720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05877699813573">
                <text:p>0.00405877699813573</text:p>
              </table:table-cell>
              <table:table-cell office:value-type="float" office:value="0.00247699500323506">
                <text:p>0.002476995003235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645771899871761">
                <text:p>0.00645771899871761</text:p>
              </table:table-cell>
              <table:table-cell office:value-type="float" office:value="0.00235962300212122">
                <text:p>0.002359623002121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72475200128974">
                <text:p>0.00372475200128974</text:p>
              </table:table-cell>
              <table:table-cell office:value-type="float" office:value="0.00365650199819356">
                <text:p>0.003656501998193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80185800552135">
                <text:p>0.00480185800552135</text:p>
              </table:table-cell>
              <table:table-cell office:value-type="float" office:value="0.0034651749956538">
                <text:p>0.00346517499565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91101899731439">
                <text:p>0.00391101899731439</text:p>
              </table:table-cell>
              <table:table-cell office:value-type="float" office:value="0.000923690000490751">
                <text:p>0.0009236900004907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731668699881993">
                <text:p>0.00731668699881993</text:p>
              </table:table-cell>
              <table:table-cell office:value-type="float" office:value="0.0024243879961432">
                <text:p>0.00242438799614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31961499573663">
                <text:p>0.00131961499573663</text:p>
              </table:table-cell>
              <table:table-cell office:value-type="float" office:value="0.00164411900186678">
                <text:p>0.00164411900186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479129599989392">
                <text:p>0.00479129599989392</text:p>
              </table:table-cell>
              <table:table-cell office:value-type="float" office:value="0.00225793199933832">
                <text:p>0.002257931999338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98040899744956">
                <text:p>0.00398040899744956</text:p>
              </table:table-cell>
              <table:table-cell office:value-type="float" office:value="0.000515692001499701">
                <text:p>0.000515692001499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649466700269841">
                <text:p>0.00649466700269841</text:p>
              </table:table-cell>
              <table:table-cell office:value-type="float" office:value="0.00272721399960574">
                <text:p>0.002727213999605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55526900279801">
                <text:p>0.00555526900279801</text:p>
              </table:table-cell>
              <table:table-cell office:value-type="float" office:value="0.000968428001215216">
                <text:p>0.0009684280012152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16492700262461">
                <text:p>0.00516492700262461</text:p>
              </table:table-cell>
              <table:table-cell office:value-type="float" office:value="0.00340018999850145">
                <text:p>0.00340018999850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79356099438155">
                <text:p>0.00379356099438155</text:p>
              </table:table-cell>
              <table:table-cell office:value-type="float" office:value="0.00494465700467117">
                <text:p>0.00494465700467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411942999926396">
                <text:p>0.00411942999926396</text:p>
              </table:table-cell>
              <table:table-cell office:value-type="float" office:value="0.00240534800104797">
                <text:p>0.00240534800104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19389699830208">
                <text:p>0.00119389699830208</text:p>
              </table:table-cell>
              <table:table-cell office:value-type="float" office:value="0.0015995860012481">
                <text:p>0.00159958600124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73301600525156">
                <text:p>0.00573301600525156</text:p>
              </table:table-cell>
              <table:table-cell office:value-type="float" office:value="0.00243969399889465">
                <text:p>0.00243969399889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13824499951443">
                <text:p>0.00213824499951443</text:p>
              </table:table-cell>
              <table:table-cell office:value-type="float" office:value="0.00101914400147507">
                <text:p>0.00101914400147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